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4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06cm" svg:height="0.438cm" svg:x="10.652cm" svg:y="14.623cm">
            <draw:text-box>
              <text:p text:style-name="P1"><text:span text:style-name="T1"></text:span></text:p>
            </draw:text-box>
          </draw:frame>
          <draw:line draw:style-name="gr2" draw:text-style-name="P3" draw:layer="layout" svg:x1="10.1cm" svg:y1="15.971cm" svg:x2="10.1cm" svg:y2="15.031cm">
            <text:p/>
          </draw:line>
          <draw:line draw:style-name="gr2" draw:text-style-name="P3" draw:layer="layout" svg:x1="11.038cm" svg:y1="15.968cm" svg:x2="11.038cm" svg:y2="14.111cm">
            <text:p/>
          </draw:line>
          <draw:line draw:style-name="gr2" draw:text-style-name="P3" draw:layer="layout" svg:x1="11.505cm" svg:y1="15.968cm" svg:x2="11.503cm" svg:y2="14.111cm">
            <text:p/>
          </draw:line>
          <draw:line draw:style-name="gr2" draw:text-style-name="P3" draw:layer="layout" svg:x1="11.038cm" svg:y1="14.111cm" svg:x2="11.505cm" svg:y2="14.111cm">
            <text:p/>
          </draw:line>
          <draw:line draw:style-name="gr2" draw:text-style-name="P3" draw:layer="layout" svg:x1="11.039cm" svg:y1="15.967cm" svg:x2="11.506cm" svg:y2="15.967cm">
            <text:p/>
          </draw:line>
          <draw:line draw:style-name="gr3" draw:text-style-name="P3" draw:layer="layout" svg:x1="10.093cm" svg:y1="15.032cm" svg:x2="11.503cm" svg:y2="15.032cm">
            <text:p/>
          </draw:line>
          <draw:line draw:style-name="gr2" draw:text-style-name="P3" draw:layer="layout" svg:x1="10.571cm" svg:y1="15.979cm" svg:x2="10.571cm" svg:y2="14.569cm">
            <text:p/>
          </draw:line>
          <draw:line draw:style-name="gr2" draw:text-style-name="P3" draw:layer="layout" svg:x1="10.563cm" svg:y1="14.576cm" svg:x2="11.503cm" svg:y2="14.576cm">
            <text:p/>
          </draw:line>
          <draw:line draw:style-name="gr2" draw:text-style-name="P3" draw:layer="layout" svg:x1="10.098cm" svg:y1="15.967cm" svg:x2="10.569cm" svg:y2="15.967cm">
            <text:p/>
          </draw:line>
          <draw:line draw:style-name="gr2" draw:text-style-name="P3" draw:layer="layout" svg:x1="10.1cm" svg:y1="15.496cm" svg:x2="10.567cm" svg:y2="15.496cm">
            <text:p/>
          </draw:line>
          <draw:line draw:style-name="gr4" draw:text-style-name="P4" draw:layer="layout" svg:x1="11.504cm" svg:y1="15.508cm" svg:x2="11.047cm" svg:y2="15.5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83" draw:display-name="Dashed (var) 6483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52:28.166334421</meta:creation-date>
    <dc:date>2018-05-18T11:52:53.548961488</dc:date>
    <meta:editing-duration>PT25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